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367e" officeooo:paragraph-rsid="0004367e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4367e" officeooo:paragraph-rsid="0004367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T</text:p>
      <text:p text:style-name="P1"/>
      <text:p text:style-name="P1"/>
      <text:p text:style-name="P2">Avril/Mars : Choix de la modélisation par A* + Implémentation Unity</text:p>
      <text:p text:style-name="P2"/>
      <text:p text:style-name="P2">Mai : Choix du 1<text:span text:style-name="T1">er</text:span> Cahier du Charge + modalité de l’évacuation</text:p>
      <text:p text:style-name="P2"/>
      <text:p text:style-name="P2">Juin : Resolution bug pour rendre la foule réaliste</text:p>
      <text:p text:style-name="P2"><text:s text:c="10"/>Traitement des données avec Python</text:p>
      <text:p text:style-name="P2"/>
      <text:p text:style-name="P2">Juillet : Optimisation et création des bâtimen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1T16:23:34.991000000</meta:creation-date>
    <dc:date>2022-06-21T16:26:12.722000000</dc:date>
    <meta:editing-duration>PT2M38S</meta:editing-duration>
    <meta:editing-cycles>1</meta:editing-cycles>
    <meta:document-statistic meta:table-count="0" meta:image-count="0" meta:object-count="0" meta:page-count="1" meta:paragraph-count="6" meta:word-count="45" meta:character-count="275" meta:non-whitespace-character-count="226"/>
    <meta:generator>LibreOffice/7.3.3.2$Windows_X86_64 LibreOffice_project/d1d0ea68f081ee2800a922cac8f79445e4603348</meta:generator>
  </office:meta>
</office:document-meta>
</file>